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9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eone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Abraham Hart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8 June 1862</text:p>
      <text:p text:style-name="P2">Month<text:tab/><text:tab/><text:tab/><text:tab/><text:tab/><text:tab/>June</text:p>
      <text:p text:style-name="P2">Year<text:tab/><text:tab/><text:tab/><text:tab/><text:tab/><text:tab/>1862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letter is also available in Box 19, FF 1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To the Right Honourable/</text:p>
      <text:p text:style-name="P2">Mr Abraham Hart/</text:p>
      <text:p text:style-name="P2"><text:tab/>Parnas of the Portuguese congregation/</text:p>
      <text:p text:style-name="P2"><text:tab/><text:tab/>“Mickveh Israel at/</text:p>
      <text:p text:style-name="P2"><text:tab/><text:tab/><text:tab/><text:tab/>Philadelphia/</text:p>
      <text:p text:style-name="P4"><text:span text:style-name="T1">[?] the 8</text:span><text:span text:style-name="T2">th</text:span><text:span text:style-name="T1"> June 1862/</text:span></text:p>
      <text:p text:style-name="P2"><text:span text:style-name="T1"><text:tab/>The well known affection that every/ member of your congregation brings to/ my brother, encourages me to require/ you, as one of the most respectables[sic!],/ in order to inform him with the/ dreadful loss we have made of our/ beloved father, which died after a/ short sickness on the 27</text:span><text:span text:style-name="T2">th</text:span><text:span text:style-name="T1"> day of/ Last May (27</text:span><text:span text:style-name="T2">th</text:span><text:span text:style-name="T1"> Sivan 5622)/</text:span></text:p>
      <text:p text:style-name="P2"><text:tab/>My brother is too religious/ for not accepting patiently the wills/ of our almighty God, but/ notwithstanding They you, Sec, to/ give him the mournful notice/ with all the discretion required by/ the circumstance/</text:p>
      <text:p text:style-name="P2"><text:tab/>Forgive me if I dared to distrust/ you with such a sorrowful &amp; delicate/ commission &amp; accept the thanks/</text:p>
      <text:p text:style-name="P2"><text:tab/>of your most obedient servant/</text:p>
      <text:p text:style-name="P2"><text:tab/>Leone Mor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7T13:01:32</meta:creation-date>
    <dc:date>2012-04-02T11:27:34.83</dc:date>
    <dc:language>en-US</dc:language>
    <meta:editing-cycles>4</meta:editing-cycles>
    <meta:editing-duration>PT00H12M16S</meta:editing-duration>
    <dc:creator>Penn Libraries</dc:creator>
    <meta:document-statistic meta:table-count="0" meta:image-count="0" meta:object-count="0" meta:page-count="2" meta:paragraph-count="72" meta:word-count="319" meta:character-count="2134"/>
    <meta:user-defined meta:name="Info 1"/>
    <meta:user-defined meta:name="Info 2"/>
    <meta:user-defined meta:name="Info 3"/>
    <meta:user-defined meta:name="Info 4"/>
  </office:meta>
</office:document-meta>
</file>